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1cm" fo:min-width="0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31cm"/>
    </style:style>
    <style:style style:name="gr9" style:family="graphic" style:parent-style-name="standard">
      <style:graphic-properties draw:stroke="none" svg:stroke-color="#000000" draw:fill="none" draw:fill-color="#ffffff" fo:min-height="0.665cm"/>
    </style:style>
    <style:style style:name="gr10" style:family="graphic" style:parent-style-name="standard">
      <style:graphic-properties draw:stroke="none" svg:stroke-color="#000000" draw:fill="none" draw:fill-color="#ffffff" fo:min-height="0.989cm"/>
    </style:style>
    <style:style style:name="gr11" style:family="graphic" style:parent-style-name="standard">
      <style:graphic-properties draw:stroke="none" svg:stroke-color="#000000" draw:fill="none" draw:fill-color="#ffffff" fo:min-height="0.133cm"/>
    </style:style>
    <style:style style:name="gr12" style:family="graphic" style:parent-style-name="standard">
      <style:graphic-properties draw:stroke="none" svg:stroke-color="#000000" draw:fill="none" draw:fill-color="#ffffff" fo:min-height="0.8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DejaVu Sans Mono'" style:font-style-name="Book" style:font-family-generic="swiss" style:font-pitch="fixed" fo:font-size="12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family="'DejaVu Sans Mono'" style:font-family-generic="swiss" style:font-pitch="fixed" fo:font-size="12pt" style:font-size-asian="24pt" style:font-size-complex="24pt"/>
    </style:style>
    <style:style style:name="P4" style:family="paragraph">
      <style:paragraph-properties fo:text-align="center"/>
      <style:text-properties fo:font-family="'DejaVu Sans Mono'" style:font-family-generic="swiss" style:font-pitch="fixed" fo:font-size="12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text-properties fo:font-size="12pt"/>
    </style:style>
    <style:style style:name="P8" style:family="paragraph">
      <style:text-properties fo:font-family="'Bitstream Vera Sans'" style:font-pitch="variable" fo:font-size="12pt"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family="'Bitstream Vera Sans'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2.216cm" svg:height="0.507cm" svg:x="3.22cm" svg:y="2.698cm">
          <text:p text:style-name="P5"/>
        </draw:ellipse>
        <draw:ellipse draw:style-name="gr2" draw:text-style-name="P1" draw:layer="layout" svg:width="2.276cm" svg:height="0.461cm" svg:x="3.219cm" svg:y="4.216cm" draw:kind="arc" draw:start-angle="175.18" draw:end-angle="15.93">
          <text:p text:style-name="P5"/>
        </draw:ellipse>
        <draw:line draw:style-name="gr3" draw:text-style-name="P1" draw:layer="layout" svg:x1="3.219cm" svg:y1="2.909cm" svg:x2="3.219cm" svg:y2="5.989cm">
          <text:p text:style-name="P5"/>
        </draw:line>
        <draw:line draw:style-name="gr3" draw:text-style-name="P1" draw:layer="layout" svg:x1="5.468cm" svg:y1="2.909cm" svg:x2="5.461cm" svg:y2="5.948cm">
          <text:p text:style-name="P5"/>
        </draw:line>
        <draw:ellipse draw:style-name="gr2" draw:text-style-name="P1" draw:layer="layout" svg:width="2.276cm" svg:height="0.461cm" svg:x="3.219cm" svg:y="5.716cm" draw:kind="arc" draw:start-angle="175.18" draw:end-angle="15.93">
          <text:p text:style-name="P5"/>
        </draw:ellipse>
        <draw:ellipse draw:style-name="gr2" draw:text-style-name="P1" draw:layer="layout" svg:width="2.276cm" svg:height="0.461cm" svg:x="3.219cm" svg:y="4.916cm" draw:kind="arc" draw:start-angle="175.18" draw:end-angle="15.93">
          <text:p text:style-name="P5"/>
        </draw:ellipse>
        <draw:ellipse draw:style-name="gr2" draw:text-style-name="P1" draw:layer="layout" svg:width="2.276cm" svg:height="0.461cm" svg:x="3.219cm" svg:y="3.416cm" draw:kind="arc" draw:start-angle="175.18" draw:end-angle="15.93">
          <text:p text:style-name="P5"/>
        </draw:ellipse>
        <draw:frame draw:style-name="gr4" draw:text-style-name="P2" draw:layer="layout" svg:width="0.256cm" svg:height="0.497cm" svg:x="4.304cm" svg:y="3.319cm">
          <draw:text-box>
            <text:p text:style-name="P2">0</text:p>
          </draw:text-box>
        </draw:frame>
        <draw:frame draw:style-name="gr5" draw:text-style-name="P2" draw:layer="layout" svg:width="0.256cm" svg:height="0.497cm" svg:x="4.304cm" svg:y="4.219cm">
          <draw:text-box>
            <text:p text:style-name="P2">1</text:p>
          </draw:text-box>
        </draw:frame>
        <draw:frame draw:style-name="gr5" draw:text-style-name="P2" draw:layer="layout" svg:width="0.256cm" svg:height="0.497cm" svg:x="4.304cm" svg:y="4.919cm">
          <draw:text-box>
            <text:p text:style-name="P2">2</text:p>
          </draw:text-box>
        </draw:frame>
        <draw:frame draw:style-name="gr5" draw:text-style-name="P2" draw:layer="layout" svg:width="0.256cm" svg:height="0.497cm" svg:x="4.304cm" svg:y="5.719cm">
          <draw:text-box>
            <text:p text:style-name="P2">3</text:p>
          </draw:text-box>
        </draw:frame>
        <draw:ellipse draw:style-name="gr1" draw:text-style-name="P1" draw:layer="layout" svg:width="2.216cm" svg:height="0.507cm" svg:x="6.02cm" svg:y="2.699cm">
          <text:p text:style-name="P5"/>
        </draw:ellipse>
        <draw:ellipse draw:style-name="gr2" draw:text-style-name="P1" draw:layer="layout" svg:width="2.276cm" svg:height="0.461cm" svg:x="6.019cm" svg:y="4.217cm" draw:kind="arc" draw:start-angle="175.18" draw:end-angle="15.93">
          <text:p text:style-name="P5"/>
        </draw:ellipse>
        <draw:line draw:style-name="gr3" draw:text-style-name="P1" draw:layer="layout" svg:x1="6.019cm" svg:y1="2.91cm" svg:x2="6.019cm" svg:y2="5.99cm">
          <text:p text:style-name="P5"/>
        </draw:line>
        <draw:line draw:style-name="gr3" draw:text-style-name="P1" draw:layer="layout" svg:x1="8.268cm" svg:y1="2.91cm" svg:x2="8.261cm" svg:y2="5.949cm">
          <text:p text:style-name="P5"/>
        </draw:line>
        <draw:ellipse draw:style-name="gr2" draw:text-style-name="P1" draw:layer="layout" svg:width="2.276cm" svg:height="0.461cm" svg:x="6.019cm" svg:y="5.717cm" draw:kind="arc" draw:start-angle="175.18" draw:end-angle="15.93">
          <text:p text:style-name="P5"/>
        </draw:ellipse>
        <draw:ellipse draw:style-name="gr2" draw:text-style-name="P1" draw:layer="layout" svg:width="2.276cm" svg:height="0.461cm" svg:x="6.019cm" svg:y="4.917cm" draw:kind="arc" draw:start-angle="175.18" draw:end-angle="15.93">
          <text:p text:style-name="P5"/>
        </draw:ellipse>
        <draw:ellipse draw:style-name="gr2" draw:text-style-name="P1" draw:layer="layout" svg:width="2.276cm" svg:height="0.461cm" svg:x="6.019cm" svg:y="3.417cm" draw:kind="arc" draw:start-angle="175.18" draw:end-angle="15.93">
          <text:p text:style-name="P5"/>
        </draw:ellipse>
        <draw:frame draw:style-name="gr5" draw:text-style-name="P3" draw:layer="layout" svg:width="0.256cm" svg:height="0.497cm" svg:x="6.941cm" svg:y="3.269cm">
          <draw:text-box>
            <text:p text:style-name="P3">4</text:p>
          </draw:text-box>
        </draw:frame>
        <draw:frame draw:style-name="gr5" draw:text-style-name="P3" draw:layer="layout" svg:width="0.256cm" svg:height="0.497cm" svg:x="6.941cm" svg:y="3.969cm">
          <draw:text-box>
            <text:p text:style-name="P3">5</text:p>
          </draw:text-box>
        </draw:frame>
        <draw:frame draw:style-name="gr5" draw:text-style-name="P3" draw:layer="layout" svg:width="0.256cm" svg:height="0.497cm" svg:x="6.941cm" svg:y="4.669cm">
          <draw:text-box>
            <text:p text:style-name="P3">6</text:p>
          </draw:text-box>
        </draw:frame>
        <draw:frame draw:style-name="gr5" draw:text-style-name="P3" draw:layer="layout" svg:width="0.256cm" svg:height="0.497cm" svg:x="6.941cm" svg:y="5.469cm">
          <draw:text-box>
            <text:p text:style-name="P3">7</text:p>
          </draw:text-box>
        </draw:frame>
        <draw:ellipse draw:style-name="gr1" draw:text-style-name="P1" draw:layer="layout" svg:width="2.216cm" svg:height="0.507cm" svg:x="8.92cm" svg:y="2.699cm">
          <text:p text:style-name="P5"/>
        </draw:ellipse>
        <draw:ellipse draw:style-name="gr2" draw:text-style-name="P4" draw:layer="layout" svg:width="2.276cm" svg:height="0.461cm" svg:x="8.934cm" svg:y="4.291cm" draw:kind="arc" draw:start-angle="175.18" draw:end-angle="15.93">
          <text:p text:style-name="P5"/>
        </draw:ellipse>
        <draw:line draw:style-name="gr3" draw:text-style-name="P1" draw:layer="layout" svg:x1="8.919cm" svg:y1="2.91cm" svg:x2="8.919cm" svg:y2="5.99cm">
          <text:p text:style-name="P5"/>
        </draw:line>
        <draw:line draw:style-name="gr3" draw:text-style-name="P1" draw:layer="layout" svg:x1="11.168cm" svg:y1="2.91cm" svg:x2="11.161cm" svg:y2="5.949cm">
          <text:p text:style-name="P5"/>
        </draw:line>
        <draw:ellipse draw:style-name="gr2" draw:text-style-name="P4" draw:layer="layout" svg:width="2.276cm" svg:height="0.461cm" svg:x="8.934cm" svg:y="5.791cm" draw:kind="arc" draw:start-angle="175.18" draw:end-angle="15.93">
          <text:p text:style-name="P5"/>
        </draw:ellipse>
        <draw:ellipse draw:style-name="gr2" draw:text-style-name="P4" draw:layer="layout" svg:width="2.276cm" svg:height="0.461cm" svg:x="8.934cm" svg:y="4.991cm" draw:kind="arc" draw:start-angle="175.18" draw:end-angle="15.93">
          <text:p text:style-name="P5"/>
        </draw:ellipse>
        <draw:ellipse draw:style-name="gr2" draw:text-style-name="P4" draw:layer="layout" svg:width="2.276cm" svg:height="0.461cm" svg:x="8.934cm" svg:y="3.491cm" draw:kind="arc" draw:start-angle="175.18" draw:end-angle="15.93">
          <text:p text:style-name="P5"/>
        </draw:ellipse>
        <draw:frame draw:style-name="gr5" draw:text-style-name="P3" draw:layer="layout" svg:width="0.256cm" svg:height="0.497cm" svg:x="9.96cm" svg:y="3.314cm">
          <draw:text-box>
            <text:p text:style-name="P3">8</text:p>
          </draw:text-box>
        </draw:frame>
        <draw:frame draw:style-name="gr5" draw:text-style-name="P3" draw:layer="layout" svg:width="0.51cm" svg:height="0.497cm" svg:x="9.96cm" svg:y="5.514cm">
          <draw:text-box>
            <text:p text:style-name="P3">11</text:p>
          </draw:text-box>
        </draw:frame>
        <draw:frame draw:style-name="gr5" draw:text-style-name="P3" draw:layer="layout" svg:width="0.256cm" svg:height="0.497cm" svg:x="10.01cm" svg:y="4.134cm">
          <draw:text-box>
            <text:p text:style-name="P3">9</text:p>
          </draw:text-box>
        </draw:frame>
        <draw:frame draw:style-name="gr6" draw:text-style-name="P3" draw:layer="layout" svg:width="0.635cm" svg:height="0.497cm" svg:x="9.91cm" svg:y="4.701cm">
          <draw:text-box>
            <text:p text:style-name="P3">10</text:p>
          </draw:text-box>
        </draw:frame>
        <draw:frame draw:style-name="gr7" draw:text-style-name="P6" draw:layer="layout" svg:width="1.526cm" svg:height="0.471cm" svg:x="3.554cm" svg:y="6.339cm">
          <draw:text-box>
            <text:p text:style-name="P5"><text:span text:style-name="T1">Disque 0</text:span></text:p>
          </draw:text-box>
        </draw:frame>
        <draw:frame draw:style-name="gr8" draw:text-style-name="P6" draw:layer="layout" svg:width="1.757cm" svg:height="0.471cm" svg:x="6.306cm" svg:y="6.326cm">
          <draw:text-box>
            <text:p text:style-name="P5"><text:span text:style-name="T1">Disque </text:span><text:span text:style-name="T2">1</text:span></text:p>
          </draw:text-box>
        </draw:frame>
        <draw:frame draw:style-name="gr5" draw:text-style-name="P7" draw:layer="layout" svg:width="1.518cm" svg:height="0.471cm" svg:x="9.34cm" svg:y="6.338cm">
          <draw:text-box>
            <text:p text:style-name="P5"><text:span text:style-name="T1">Disque 2</text:span></text:p>
          </draw:text-box>
        </draw:frame>
        <draw:frame draw:style-name="gr5" draw:text-style-name="P8" draw:layer="layout" svg:width="2.656cm" svg:height="0.497cm" svg:x="3.624cm" svg:y="1.588cm">
          <draw:text-box>
            <text:p text:style-name="P5"><text:span text:style-name="T3">Agrégation</text:span></text:p>
          </draw:text-box>
        </draw:frame>
        <draw:frame draw:style-name="gr9" draw:text-style-name="P5" draw:layer="layout" svg:width="0.443cm" svg:height="0.937cm" svg:x="8.669cm" svg:y="1.787cm">
          <draw:text-box>
            <text:p text:style-name="P5"/>
          </draw:text-box>
        </draw:frame>
        <draw:frame draw:style-name="gr10" draw:text-style-name="P5" draw:layer="layout" svg:width="5.449cm" svg:height="0.989cm" svg:x="3.338cm" svg:y="6.321cm">
          <draw:text-box>
            <text:p text:style-name="P5"/>
          </draw:text-box>
        </draw:frame>
        <draw:frame draw:style-name="gr11" draw:text-style-name="P5" draw:layer="layout" svg:width="0.001cm" svg:height="0.937cm" svg:x="7.812cm" svg:y="6.897cm">
          <draw:text-box>
            <text:p text:style-name="P5"/>
          </draw:text-box>
        </draw:frame>
        <draw:frame draw:style-name="gr12" draw:text-style-name="P5" draw:layer="layout" svg:width="5.094cm" svg:height="0.937cm" svg:x="3.574cm" svg:y="6.557cm">
          <draw:text-box>
            <text:p text:style-name="P5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5-28T21:04:37</dc:date>
    <meta:editing-cycles>2</meta:editing-cycles>
    <meta:editing-duration>PT7M5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